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47cm" loext:contextual-spacing="false"/>
      <style:text-properties fo:font-weight="normal" officeooo:paragraph-rsid="000fb5fe" style:font-weight-asian="normal"/>
    </style:style>
    <style:style style:name="P2" style:family="paragraph" style:parent-style-name="Text_20_body">
      <style:text-properties officeooo:rsid="001216a3" officeooo:paragraph-rsid="000fb5fe"/>
    </style:style>
    <style:style style:name="P3" style:family="paragraph" style:parent-style-name="Text_20_body" style:list-style-name="L1">
      <style:text-properties officeooo:rsid="00125558" officeooo:paragraph-rsid="000fb5fe"/>
    </style:style>
    <style:style style:name="P4" style:family="paragraph" style:parent-style-name="Text_20_body" style:list-style-name="L1">
      <style:text-properties fo:font-weight="bold" officeooo:rsid="00125558" officeooo:paragraph-rsid="000fb5fe" style:font-weight-asian="bold" style:font-weight-complex="bold"/>
    </style:style>
    <style:style style:name="P5" style:family="paragraph" style:parent-style-name="Text_20_body">
      <style:text-properties officeooo:rsid="001426c7" officeooo:paragraph-rsid="000fb5fe"/>
    </style:style>
    <style:style style:name="P6" style:family="paragraph" style:parent-style-name="Text_20_body">
      <style:text-properties officeooo:rsid="001653a6" officeooo:paragraph-rsid="000fb5fe"/>
    </style:style>
    <style:style style:name="P7" style:family="paragraph" style:parent-style-name="Text_20_body">
      <style:text-properties officeooo:paragraph-rsid="000fb5fe"/>
    </style:style>
    <style:style style:name="P8"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fb5fe" style:font-size-asian="12pt" style:font-style-asian="normal" style:font-weight-asian="bold" style:font-name-complex="Arial"/>
    </style:style>
    <style:style style:name="T1" style:family="text">
      <style:text-properties officeooo:rsid="0016ad6b"/>
    </style:style>
    <style:style style:name="T2" style:family="text">
      <style:text-properties officeooo:rsid="00188faf"/>
    </style:style>
    <style:style style:name="T3" style:family="text">
      <style:text-properties officeooo:rsid="000cf967"/>
    </style:style>
    <style:style style:name="T4" style:family="text">
      <style:text-properties fo:font-weight="bold" style:font-weight-asian="bold" style:font-weight-complex="bold"/>
    </style:style>
    <style:style style:name="T5" style:family="text">
      <style:text-properties fo:font-weight="bold" officeooo:rsid="0012555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5558" style:font-weight-asian="normal" style:font-weight-complex="normal"/>
    </style:style>
    <style:style style:name="T8" style:family="text">
      <style:text-properties fo:font-weight="normal" officeooo:rsid="001426c7" style:font-weight-asian="normal" style:font-weight-complex="normal"/>
    </style:style>
    <style:style style:name="T9" style:family="text">
      <style:text-properties officeooo:rsid="00125558"/>
    </style:style>
    <style:style style:name="T10" style:family="text">
      <style:text-properties officeooo:rsid="00150d1e"/>
    </style:style>
    <style:style style:name="T11" style:family="text">
      <style:text-properties officeooo:rsid="001653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I</text:span>nstallazione dell’applicazione</text:p>
      <text:p text:style-name="P7"/>
      <text:p text:style-name="P2">Per avviare il server è necessario andare nella cartella <text:span text:style-name="T4">webserver </text:span><text:span text:style-name="T6">all’interno del progetto. Qui sarà presente un file chiamato </text:span><text:span text:style-name="T4">server. </text:span><text:span text:style-name="T6">Sarà sufficiente digitare da terminale :</text:span></text:p>
      <text:p text:style-name="P2"><text:span text:style-name="T6">./</text:span><text:span text:style-name="T7">server <text:s/>p</text:span><text:span text:style-name="T9">er avviare l’applicazione. Da notare che prima dell’avvio del comando bisognerà completare il file di configurazione </text:span><text:span text:style-name="T5">server.cfg </text:span><text:span text:style-name="T7">, che contiene i seguenti parametri (con valori di default per evitare errori):</text:span></text:p>
      <text:list xml:id="list618071740736298844" text:style-name="L1">
        <text:list-item>
          <text:p text:style-name="P3"><text:span text:style-name="T4">SERVER</text:span><text:span text:style-name="T6">. Questo parametro specifica il numero di porta dalla quale si desidera avere accesso al webserver.</text:span></text:p>
        </text:list-item>
        <text:list-item>
          <text:p text:style-name="P3"><text:span text:style-name="T4">THREADS. </text:span><text:span text:style-name="T6">Numero di thread del pool statico. </text:span></text:p>
        </text:list-item>
        <text:list-item>
          <text:p text:style-name="P4">BACKLOG. <text:span text:style-name="T8">Numero massimo di connessioni accettate in coda.</text:span></text:p>
        </text:list-item>
        <text:list-item>
          <text:p text:style-name="P3"><text:span text:style-name="T4">LOGLVL. <text:s/></text:span><text:span text:style-name="T8">Livello di scrittura del log. Ricordiamo che possiamo scegliere tra: NFO, WARN, ERR.</text:span></text:p>
        </text:list-item>
      </text:list>
      <text:p text:style-name="P5">Dopo aver avviato il server con il comando, a quel punto possiamo <text:span text:style-name="T10">aprire un qualunque browser digitando sulla barra degli indirizzi 127.0.0.1:&lt;numero_porta&gt; , ed usufruire a quel punto dell’applicazione. </text:span></text:p>
      <text:p text:style-name="P5"/>
      <text:p text:style-name="P6">(qua ci vuole lo screen dell’applicazione)</text:p>
      <text:p text:style-name="P7"/>
      <text:p text:style-name="P8"/>
      <text:p text:style-name="P8">Conclusioni</text:p>
      <text:p text:style-name="P1"><text:line-break/><text:span text:style-name="T11">Come team ci riteniamo soddisfatti del lavoro svolto. In particolar modo siamo soddisfatti di alcune soluzione che abbiamo adottato per lo sviluppo del progetto, come la cache e il logging. </text:span></text:p>
      <text:p text:style-name="P1"><text:span text:style-name="T1">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span><text:line-break/><text:line-break/><text:span text:style-name="T2">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9:44:40.551824217</meta:creation-date>
    <dc:date>2017-08-17T19:45:16.910095226</dc:date>
    <meta:editing-duration>PT36S</meta:editing-duration>
    <meta:editing-cycles>1</meta:editing-cycles>
    <meta:document-statistic meta:table-count="0" meta:image-count="0" meta:object-count="0" meta:page-count="1" meta:paragraph-count="12" meta:word-count="357" meta:character-count="2335" meta:non-whitespace-character-count="1986"/>
    <meta:generator>LibreOffice/5.1.6.2$Linux_X86_64 LibreOffice_project/10m0$Build-2</meta:generator>
  </office:meta>
</office:document-meta>
</file>